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B0000062B3413FE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3333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cc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c5000b" draw:marker-start="" draw:marker-start-width="0.3cm" draw:marker-start-center="false" draw:marker-end="" draw:marker-end-width="0.3cm" draw:marker-end-center="false" draw:stroke-linejoin="miter" draw:fill="solid" draw:fill-color="#c5000b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66" draw:marker-start="" draw:marker-start-width="0.261cm" draw:marker-start-center="false" draw:marker-end="" draw:marker-end-width="0.261cm" draw:marker-end-center="false" draw:stroke-linejoin="miter" draw:fill="solid" draw:fill-color="#000066" draw:textarea-horizontal-align="center" draw:textarea-vertical-align="middle" draw:auto-grow-height="false" draw:fit-to-size="false" fo:min-height="0cm" fo:min-width="0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4cm" svg:height="20.565cm" svg:x="3.4cm" svg:y="0.235cm">
          <draw:image xlink:href="Pictures/100002010000066B0000062B3413FE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3" draw:text-style-name="P4" draw:layer="layout" svg:width="27cm" svg:height="19.4cm" svg:x="0cm" svg:y="0.6cm">
          <text:p text:style-name="P3"><text:span text:style-name="T1">You</text:span></text:p>
          <text:p text:style-name="P3"><text:span text:style-name="T1">Can't</text:span></text:p>
          <text:p text:style-name="P3"><text:span text:style-name="T1">Code!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custom-shape draw:style-name="gr4" draw:text-style-name="P4" draw:layer="layout" svg:width="27cm" svg:height="19.4cm" svg:x="0.308cm" svg:y="0.601cm">
          <text:p text:style-name="P3"><text:span text:style-name="T1">No</text:span></text:p>
          <text:p text:style-name="P3"><text:span text:style-name="T1">Job for</text:span></text:p>
          <text:p text:style-name="P3"><text:span text:style-name="T1">You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3" draw:text-style-name="P4" draw:layer="layout" svg:width="27cm" svg:height="19.4cm" svg:x="0.393cm" svg:y="0.602cm">
          <text:p text:style-name="P3"><text:span text:style-name="T1">We Wont</text:span></text:p>
          <text:p text:style-name="P3"><text:span text:style-name="T1">Teach</text:span></text:p>
          <text:p text:style-name="P3"><text:span text:style-name="T1">You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Expert i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27cm" svg:height="9.4cm" svg:x="0.4cm" svg:y="7.9cm">
          <text:p text:style-name="P3"><text:span text:style-name="T1">10,000 hr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Time at Uni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24.8cm" svg:height="8.634cm" svg:x="1.8cm" svg:y="8.666cm">
          <text:p text:style-name="P3"><text:span text:style-name="T1">5,000 hr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- Lectur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22.2cm" svg:height="7.728cm" svg:x="2.8cm" svg:y="8.8cm">
          <text:p text:style-name="P3"><text:span text:style-name="T1">3,000 hr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- Coursewor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18.2cm" svg:height="6.336cm" svg:x="5.199cm" svg:y="10cm">
          <text:p text:style-name="P3"><text:span text:style-name="T1">500 hr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- Coursewor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18.2cm" svg:height="6.336cm" svg:x="5.2cm" svg:y="10cm">
          <text:p text:style-name="P3"><text:span text:style-name="T1">500 hr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11.801cm" svg:height="3.699cm" draw:transform="rotate (0.559727091114581) translate (8.036cm 5.666cm)">
          <text:p text:style-name="P3"><text:span text:style-name="T1">Theor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- Exam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14.6cm" svg:height="5.082cm" svg:x="6.2cm" svg:y="9.918cm">
          <text:p text:style-name="P3"><text:span text:style-name="T1">1 hr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- Revisio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8.904cm" svg:height="3.1cm" svg:x="9.296cm" svg:y="10.6cm">
          <text:p text:style-name="P3"><text:span text:style-name="T1">1m 7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>
        <office:forms form:automatic-focus="false" form:apply-design-mode="false"/>
        <draw:custom-shape draw:style-name="gr7" draw:text-style-name="P4" draw:layer="layout" svg:width="8.97cm" svg:height="2.811cm" draw:transform="skewX (-7.3836984655272E-017) rotate (0.559727091114581) translate (9.106cm 11.218cm)">
          <text:p text:style-name="P3"><text:span text:style-name="T1">mak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4" draw:layer="layout" svg:width="16.879cm" svg:height="5.291cm" draw:transform="skewX (8.34061047718884E-017) rotate (0.559727091114581) translate (8.287cm 16.562cm)">
          <text:p text:style-name="P3"><text:span text:style-name="T1">PERFEC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4" draw:layer="layout" svg:width="15.039cm" svg:height="4.714cm" draw:transform="skewX (5.25328046871392E-017) rotate (0.559727091114582) translate (2.8cm 8.205cm)">
          <text:p text:style-name="P3"><text:span text:style-name="T1">PRACTIC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1.4cm" svg:height="20.565cm" svg:x="3.4cm" svg:y="0.235cm">
          <draw:image xlink:href="Pictures/100002010000066B0000062B3413F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custom-shape draw:style-name="gr7" draw:text-style-name="P4" draw:layer="layout" svg:width="26.592cm" svg:height="6.961cm" draw:transform="rotate (-0.00226892802759273) translate (0.608cm 0.439cm)">
          <text:p text:style-name="P3"><text:span text:style-name="T1">Fun Projec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11.801cm" svg:height="3.699cm" draw:transform="skewX (4.26552794357108E-017) rotate (-0.396887871903511) translate (2.116cm 13.027cm)">
          <text:p text:style-name="P3"><text:span text:style-name="T1">Robo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6.775cm" svg:height="1.045cm" draw:transform="rotate (0.0230383461263251) translate (0.8cm 18.356cm)">
          <text:p text:style-name="P3"><text:span text:style-name="T1">Terror Networ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11.801cm" svg:height="3.699cm" draw:transform="rotate (0.264242848751941) translate (1.4cm 8.882cm)">
          <text:p text:style-name="P3"><text:span text:style-name="T1">Chatbo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8.265cm" svg:height="3.699cm" draw:transform="skewX (6.09022027462205E-017) rotate (-0.453785605518526) translate (19.171cm 6.2cm)">
          <text:p text:style-name="P3"><text:span text:style-name="T1">Fractal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11.801cm" svg:height="3.699cm" draw:transform="rotate (0.559727091114581) translate (15.836cm 18.666cm)">
          <text:p text:style-name="P3"><text:span text:style-name="T1">Raytracing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11.366cm" svg:height="2.319cm" draw:transform="skewX (7.06311505640555E-017) rotate (0.559727091114582) translate (5.937cm 13.835cm)">
          <text:p text:style-name="P3"><text:span text:style-name="T1">Sudoku Solver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7.27cm" svg:height="2.998cm" draw:transform="rotate (-0.532849020633869) translate (15.28cm 10.325cm)">
          <text:p text:style-name="P3"><text:span text:style-name="T1">Gam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draw:layer="layout" svg:width="4.28cm" svg:height="2.747cm" draw:transform="rotate (0.559727091114582) translate (10.8cm 15.872cm)">
          <text:p text:style-name="P3"><text:span text:style-name="T1">AI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custom-shape draw:style-name="gr7" draw:text-style-name="P4" draw:layer="layout" svg:width="26.836cm" svg:height="19.3cm" draw:transform="rotate (-0.00226892802759273) translate (0.608cm 0.439cm)">
          <text:p text:style-name="P3"><text:span text:style-name="T1">PRIZ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5" draw:text-style-name="P4" draw:layer="layout" svg:width="27cm" svg:height="4.4cm" svg:x="0.4cm" svg:y="0.4cm">
          <text:p text:style-name="P3"><text:span text:style-name="T1">Every Frida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22.2cm" svg:height="5.4cm" svg:x="2.6cm" svg:y="8.2cm">
          <text:p text:style-name="P3"><text:span text:style-name="T1">11am - 1p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4" draw:layer="layout" svg:width="21.2cm" svg:height="3.2cm" svg:x="2.6cm" svg:y="16.8cm">
          <text:p text:style-name="P3"><text:span text:style-name="T1">AT6.0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24:34.907592862</meta:creation-date>
    <dc:date>2017-09-16T18:08:36.204136661</dc:date>
    <meta:editing-duration>PT9M24S</meta:editing-duration>
    <meta:editing-cycles>2</meta:editing-cycles>
    <meta:generator>LibreOffice/4.2.8.2$Linux_X86_64 LibreOffice_project/420m0$Build-2</meta:generator>
    <meta:document-statistic meta:object-count="89"/>
  </office:meta>
</office:document-meta>
</file>